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ubble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/>
          <table:table-cell office:value-type="string" calcext:value-type="string">
            <text:p>Selection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/>
          <table:table-cell office:value-type="string" calcext:value-type="string">
            <text:p>Quick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</table:table-row>
        <table:table-row table:style-name="ro1">
          <table:table-cell office:value-type="string" calcext:value-type="string">
            <text:p>Vetor[TAM]: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/>
          <table:table-cell office:value-type="string" calcext:value-type="string">
            <text:p>Vetor[TAM]: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/>
          <table:table-cell office:value-type="string" calcext:value-type="string">
            <text:p>Vetor[TAM]: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3"/>
          <table:table-cell office:value-type="float" office:value="95000" calcext:value-type="float">
            <text:p>95000</text:p>
          </table:table-cell>
          <table:table-cell table:number-columns-repeated="3"/>
          <table:table-cell office:value-type="float" office:value="95000" calcext:value-type="float">
            <text:p>95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a Nobre</meta:initial-creator>
    <meta:creation-date>2016-03-05T22:44:01.140615791</meta:creation-date>
    <dc:date>2016-03-06T01:40:36.675385322</dc:date>
    <dc:creator>Clara Nobre</dc:creator>
    <meta:editing-duration>PT2H44M5S</meta:editing-duration>
    <meta:editing-cycles>4</meta:editing-cycles>
    <meta:generator>LibreOffice/4.2.8.2$Linux_X86_64 LibreOffice_project/420m0$Build-2</meta:generator>
    <meta:document-statistic meta:table-count="1" meta:cell-count="137" meta:object-count="0"/>
  </office:meta>
</office:document-meta>
</file>